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72f6"/>
    </style:style>
    <style:style style:name="P2" style:family="paragraph" style:parent-style-name="Standard">
      <style:paragraph-properties fo:margin-top="0in" fo:margin-bottom="0.111in" style:contextual-spacing="false" fo:line-height="105%" fo:orphans="2" fo:widows="2" style:writing-mode="lr-tb"/>
      <style:text-properties officeooo:paragraph-rsid="002872f6"/>
    </style:style>
    <style:style style:name="P3" style:family="paragraph" style:parent-style-name="Standard">
      <style:text-properties officeooo:rsid="002adbb8" officeooo:paragraph-rsid="002adb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9:36:01.911154151</meta:creation-date>
    <dc:date>2022-03-04T19:16:47.634069034</dc:date>
    <meta:editing-duration>PT16M8S</meta:editing-duration>
    <meta:editing-cycles>13</meta:editing-cycles>
    <meta:generator>Collabora_OfficeDev/21.06.20.1$Linux_X86_64 LibreOffice_project/1bc9bd43baea76e8623acb48e0be7dd6b431c06f</meta:generator>
    <meta:document-statistic meta:table-count="0" meta:image-count="0" meta:object-count="0" meta:page-count="350" meta:paragraph-count="2384" meta:word-count="219363" meta:character-count="1343704" meta:non-whitespace-character-count="1119588"/>
  </office:meta>
</office:document-meta>
</file>